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end" style:justify-single-word="false"/>
      <style:text-properties style:font-name="Open Sans1" fo:font-size="8pt" fo:font-weight="bold" officeooo:rsid="008ee85e" officeooo:paragraph-rsid="0098b42b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Open Sans1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Open Sans1" officeooo:rsid="00bd516c" officeooo:paragraph-rsid="00409218"/>
    </style:style>
    <style:style style:name="P8" style:family="paragraph" style:parent-style-name="Standard">
      <style:text-properties officeooo:paragraph-rsid="00becaf5"/>
    </style:style>
    <style:style style:name="P9" style:family="paragraph" style:parent-style-name="Standard">
      <style:text-properties fo:font-size="6pt" officeooo:rsid="0013894c" officeooo:paragraph-rsid="00916ac6" style:font-size-asian="5.25pt" style:font-size-complex="6pt"/>
    </style:style>
    <style:style style:name="P10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Open Sans1" fo:font-size="6pt" officeooo:rsid="007dd8e9" officeooo:paragraph-rsid="007dd8e9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style:font-name="Open Sans1" fo:font-size="6pt" officeooo:rsid="00b98531" officeooo:paragraph-rsid="00b98531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style:font-name="Open Sans1" fo:font-size="6pt" officeooo:rsid="00bcb408" officeooo:paragraph-rsid="00bcb408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Open Sans1" fo:font-size="6pt" officeooo:rsid="007fcc01" officeooo:paragraph-rsid="007fcc01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Open Sans1" fo:font-size="6pt" officeooo:rsid="0080c01e" officeooo:paragraph-rsid="0080c01e" style:font-size-asian="6pt" style:font-size-complex="6pt"/>
    </style:style>
    <style:style style:name="P16" style:family="paragraph" style:parent-style-name="Table_20_Contents">
      <style:paragraph-properties fo:text-align="end" style:justify-single-word="false"/>
      <style:text-properties style:font-name="Open Sans1" fo:font-size="6pt" officeooo:rsid="008d0ce8" officeooo:paragraph-rsid="008d0ce8" style:font-size-asian="6pt" style:font-size-complex="6pt"/>
    </style:style>
    <style:style style:name="P17" style:family="paragraph" style:parent-style-name="Table_20_Contents">
      <style:paragraph-properties fo:text-align="end" style:justify-single-word="false"/>
      <style:text-properties style:font-name="Open Sans1" fo:font-size="6pt" officeooo:rsid="00819f03" officeooo:paragraph-rsid="00819f03" style:font-size-asian="6pt" style:font-size-complex="6pt"/>
    </style:style>
    <style:style style:name="P18" style:family="paragraph" style:parent-style-name="Table_20_Contents">
      <style:paragraph-properties fo:text-align="end" style:justify-single-word="false"/>
      <style:text-properties style:font-name="Open Sans1" fo:font-size="6pt" fo:font-weight="normal" officeooo:rsid="00819f03" officeooo:paragraph-rsid="00819f03" style:font-size-asian="6pt" style:font-weight-asian="normal" style:font-size-complex="6pt" style:font-weight-complex="normal"/>
    </style:style>
    <style:style style:name="P19" style:family="paragraph" style:parent-style-name="Table_20_Contents">
      <style:text-properties style:font-name="Open Sans1" fo:font-size="8pt" officeooo:rsid="0098b42b" officeooo:paragraph-rsid="009e15ca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Open Sans1" fo:font-size="8pt" fo:font-weight="bold" officeooo:rsid="009a7b43" officeooo:paragraph-rsid="009a7b43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 fo:hyphenation-ladder-count="no-limit" style:shadow="none">
        <style:tab-stops/>
      </style:paragraph-properties>
      <style:text-properties style:font-name="Open Sans1" fo:font-size="6pt" officeooo:rsid="007fcc01" officeooo:paragraph-rsid="007fcc01" style:font-size-asian="6pt" style:font-size-complex="6pt" fo:hyphenate="true" fo:hyphenation-remain-char-count="2" fo:hyphenation-push-char-count="2"/>
    </style:style>
    <style:style style:name="P22" style:family="paragraph" style:parent-style-name="Table_20_Heading">
      <style:paragraph-properties fo:text-align="center" style:justify-single-word="false"/>
      <style:text-properties style:font-name="Open Sans1" fo:font-size="6pt" officeooo:rsid="007ee6a7" officeooo:paragraph-rsid="007ee6a7" style:font-size-asian="6pt" style:font-size-complex="6pt"/>
    </style:style>
    <style:style style:name="P23" style:family="paragraph" style:parent-style-name="Table_20_Heading">
      <style:paragraph-properties fo:text-align="center" style:justify-single-word="false"/>
      <style:text-properties style:font-name="Open Sans1" fo:font-size="6pt" officeooo:rsid="007ee6a7" officeooo:paragraph-rsid="00b98531" style:font-size-asian="6pt" style:font-size-complex="6pt"/>
    </style:style>
    <style:style style:name="P24" style:family="paragraph" style:parent-style-name="Table_20_Heading">
      <style:paragraph-properties fo:text-align="center" style:justify-single-word="false"/>
      <style:text-properties style:font-name="Open Sans1" fo:font-size="6pt" officeooo:rsid="009701e3" officeooo:paragraph-rsid="009701e3" style:font-size-asian="6pt" style:font-size-complex="6pt"/>
    </style:style>
    <style:style style:name="P25" style:family="paragraph" style:parent-style-name="Table_20_Heading">
      <style:paragraph-properties fo:text-align="center" style:justify-single-word="false"/>
      <style:text-properties style:font-name="Open Sans1" fo:font-size="6pt" officeooo:rsid="00bbb0e2" officeooo:paragraph-rsid="00bbb0e2" style:font-size-asian="6pt" style:font-size-complex="6pt"/>
    </style:style>
    <style:style style:name="P26" style:family="paragraph" style:parent-style-name="Table_20_Heading">
      <style:paragraph-properties fo:text-align="center" style:justify-single-word="false"/>
      <style:text-properties style:font-name="Open Sans1" fo:font-size="6pt" officeooo:rsid="007fcc01" officeooo:paragraph-rsid="007fcc01" style:font-size-asian="6pt" style:font-size-complex="6pt"/>
    </style:style>
    <style:style style:name="P27" style:family="paragraph" style:parent-style-name="Table_20_Heading">
      <style:paragraph-properties fo:text-align="center" style:justify-single-word="false"/>
      <style:text-properties style:font-name="Open Sans1" fo:font-size="6pt" officeooo:rsid="0080c01e" officeooo:paragraph-rsid="0080c01e" style:font-size-asian="6pt" style:font-size-complex="6pt"/>
    </style:style>
    <style:style style:name="P28" style:family="paragraph" style:parent-style-name="Table_20_Heading">
      <style:paragraph-properties fo:text-align="center" style:justify-single-word="false"/>
      <style:text-properties style:font-name="Open Sans1" fo:font-size="6pt" officeooo:rsid="00819f03" officeooo:paragraph-rsid="00819f03" style:font-size-asian="6pt" style:font-size-complex="6pt"/>
    </style:style>
    <style:style style:name="P29" style:family="paragraph" style:parent-style-name="Account_20_title">
      <style:text-properties style:font-name="Open Sans1" fo:font-weight="bold" style:font-weight-asian="bold" style:font-weight-complex="bold"/>
    </style:style>
    <style:style style:name="P30" style:family="paragraph" style:parent-style-name="Standard">
      <style:text-properties officeooo:rsid="00afdc66" officeooo:paragraph-rsid="00afdc66"/>
    </style:style>
    <style:style style:name="P31" style:family="paragraph" style:parent-style-name="Standard">
      <style:text-properties officeooo:rsid="0069c780" officeooo:paragraph-rsid="00afdc66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7f2593"/>
    </style:style>
    <style:style style:name="T6" style:family="text">
      <style:text-properties officeooo:rsid="008ee85e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7f2593" style:font-size-asian="9pt" style:font-size-complex="9pt"/>
    </style:style>
    <style:style style:name="T9" style:family="text">
      <style:text-properties officeooo:rsid="007dd8e9"/>
    </style:style>
    <style:style style:name="T10" style:family="text">
      <style:text-properties officeooo:rsid="00b98531"/>
    </style:style>
    <style:style style:name="T11" style:family="text">
      <style:text-properties officeooo:rsid="00bedf1f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[DOCUMENT_NAME]</text:p>
      <text:p text:style-name="P30"><draw:frame draw:style-name="fr1" draw:name="Cadre1" text:anchor-type="paragraph" svg:x="0.004cm" svg:y="0.254cm" svg:width="18.976cm" draw:z-index="2"><draw:text-box fo:min-height="1.392cm"><text:p text:style-name="P10">Filtres</text:p><text:p text:style-name="P6">[DATA_FILTERS]</text:p></draw:text-box></draw:frame></text:p>
      <text:p text:style-name="P30"/>
      <text:p text:style-name="P30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B8584A8C89E1E6CF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1"><draw:image xlink:href="Pictures/10000201000001E0000001E0120C30813F677339.png" xlink:type="simple" xlink:show="embed" xlink:actuate="onLoad" loext:mime-type="image/png"/></draw:frame><text:tab/>Comptabilité</text:p>
        <text:p text:style-name="MP1"><text:tab/><text:span text:style-name="MT1">Période du [STARTED_ON] 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0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1-14T14:33:14.422792692</dc:date>
    <meta:editing-duration>PT5H31M1S</meta:editing-duration>
    <meta:editing-cycles>129</meta:editing-cycles>
    <meta:generator>LibreOffice/6.0.3.2$Linux_X86_64 LibreOffice_project/00m0$Build-2</meta:generator>
    <meta:document-statistic meta:table-count="1" meta:image-count="2" meta:object-count="0" meta:page-count="1" meta:paragraph-count="8" meta:word-count="21" meta:character-count="163" meta:non-whitespace-character-count="148"/>
  </office:meta>
</office:document-meta>
</file>